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76.16mm"/>
    </style:style>
    <style:style style:name="co3" style:family="table-column">
      <style:table-column-properties fo:break-before="auto" style:column-width="38.91mm"/>
    </style:style>
    <style:style style:name="co4" style:family="table-column">
      <style:table-column-properties fo:break-before="auto" style:column-width="57.66mm"/>
    </style:style>
    <style:style style:name="co5" style:family="table-column">
      <style:table-column-properties fo:break-before="auto" style:column-width="37.24mm"/>
    </style:style>
    <style:style style:name="co6" style:family="table-column">
      <style:table-column-properties fo:break-before="auto" style:column-width="40.8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RavenR_5f_functions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venR_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RavenR functions (exported from v2.1.4)</text:p>
          </table:table-cell>
          <table:table-cell table:style-name="ce1" office:value-type="string" calcext:value-type="string">
            <text:p>Model building step</text:p>
          </table:table-cell>
          <table:table-cell/>
          <table:table-cell table:style-name="ce2" office:value-type="string" calcext:value-type="string">
            <text:p>Model building steps</text:p>
          </table:table-cell>
          <table:table-cell table:style-name="ce2" office:value-type="string" calcext:value-type="string">
            <text:p>Step Description</text:p>
          </table:table-cell>
          <table:table-cell table:style-name="ce2" office:value-type="string" calcext:value-type="string">
            <text:p>RavenR function counts:</text:p>
          </table:table-cell>
          <table:table-cell table:style-name="ce2" office:value-type="string" calcext:value-type="string">
            <text:p>Examples in paper desc already</text:p>
          </table:table-cell>
          <table:table-cell table:style-name="ce2" office:value-type="string" calcext:value-type="string">
            <text:p>Report in paper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&gt;%</text:p>
          </table:table-cell>
          <table:table-cell office:value-type="string" calcext:value-type="string">
            <text:p>ut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lect prepare data</text:p>
          </table:table-cell>
          <table:table-cell table:formula="of:=COUNTIF([.C$1:.C$1048576];[.E2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G2]-[.H2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%notin%</text:p>
          </table:table-cell>
          <table:table-cell office:value-type="string" calcext:value-type="string">
            <text:p>util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retize watershed</text:p>
          </table:table-cell>
          <table:table-cell table:formula="of:=COUNTIF([.C$1:.C$1048576];[.E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3]-[.H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utilit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detnify and describe processes</text:p>
          </table:table-cell>
          <table:table-cell table:formula="of:=COUNTIF([.C$1:.C$1048576];[.E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]-[.H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rvn_met_raven_map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ameterize model</text:p>
          </table:table-cell>
          <table:table-cell table:formula="of:=COUNTIF([.C$1:.C$1048576];[.E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5]-[.H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_rvt_data_type_map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ecute the model</text:p>
          </table:table-cell>
          <table:table-cell table:formula="of:=COUNTIF([.C$1:.C$1048576];[.E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6]-[.H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_rvt_map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cess outputs</text:p>
          </table:table-cell>
          <table:table-cell table:formula="of:=COUNTIF([.C$1:.C$1048576];[.E7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G7]-[.H7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t_rvt_met_mapping_weatherca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lots and model diagnostics</text:p>
          </table:table-cell>
          <table:table-cell table:formula="of:=COUNTIF([.C$1:.C$1048576];[.E8]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G8]-[.H8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vn_annual_p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ort results (set as zero here)</text:p>
          </table:table-cell>
          <table:table-cell table:formula="of:=COUNTIF([.C$1:.C$1048576];[.E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]-[.H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n_annual_peak_erro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tility</text:p>
          </table:table-cell>
          <table:table-cell/>
          <table:table-cell table:formula="of:=COUNTIF([.C$1:.C$1048576];[.E10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vn_annual_peak_ev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ta doc</text:p>
          </table:table-cell>
          <table:table-cell/>
          <table:table-cell table:formula="of:=COUNTIF([.C$1:.C$1048576];[.E11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n_annual_peak_event_erro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vn_annual_peak_timing_erro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vn_annual_quantil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vn_annual_quantiles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vn_annual_volum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vn_apply_wyearly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vn_apply_wyearly_which_max_xt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vn_budyko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vn_calc_runoff_coeff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vn_cum_plot_flow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vn_custom_data</text:p>
          </table:table-cell>
          <table:table-cell office:value-type="string" calcext:value-type="string">
            <text:p>data doc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vn_custom_output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vn_custom_rea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vn_df_to_Raven_table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vn_dist_lonlat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vn_downloa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vn_exhaustive_mb_rea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vn_fdc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vn_flow_residual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vn_flow_scatter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vn_flow_spaghett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vn_forcing_data</text:p>
          </table:table-cell>
          <table:table-cell office:value-type="string" calcext:value-type="string">
            <text:p>data doc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vn_forcings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vn_forcings_rea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vn_fortify_xts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vn_gen_obsweight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vn_get_prd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vn_hyd_dygraph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vn_hyd_extrac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vn_hyd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vn_hyd_rea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vn_hydrograph_data</text:p>
          </table:table-cell>
          <table:table-cell office:value-type="string" calcext:value-type="string">
            <text:p>data doc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vn_met_interpolat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vn_month_names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vn_monthly_vbia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vn_num_days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vn_num_days_month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vn_res_dygraph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vn_res_extrac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vn_res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vn_res_rea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vn_ru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vn_rvc_from_custom_outp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vn_rvc_r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vn_rvc_writ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vn_rvh_blankHRUd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vn_rvh_blankSBd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rvn_rvh_cleanhru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vn_rvh_overwrit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vn_rvh_rea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rvn_rvh_writ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vn_rvi_connection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vn_rvi_getparam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vn_rvi_process_diagramm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vn_rvi_process_ggplo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vn_rvi_rea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rvn_rvi_write_templat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vn_rvt_rea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vn_rvt_tidyhyda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vn_rvt_writ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rvn_rvt_write_me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vn_stringpad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vn_subbasin_network_pl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vn_substrLeft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vn_substrMLeft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vn_substrMRight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rvn_substrRight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vn_theme_RavenR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rvn_tidyhydat_sample</text:p>
          </table:table-cell>
          <table:table-cell office:value-type="string" calcext:value-type="string">
            <text:p>data doc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vn_ts_infil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rvn_watershed_data</text:p>
          </table:table-cell>
          <table:table-cell office:value-type="string" calcext:value-type="string">
            <text:p>data doc</text:p>
          </table:table-cell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rvn_watershed_rea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rvn_watershedmeb_rea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vn_weathercan_sample</text:p>
          </table:table-cell>
          <table:table-cell office:value-type="string" calcext:value-type="string">
            <text:p>data doc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rvn_which_max_xt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vn_write_Raven_header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rvn_write_Raven_label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vn_write_Raven_newfile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rvn_write_Raven_table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rvn_wyear_indices</text:p>
          </table:table-cell>
          <table:table-cell office:value-type="string" calcext:value-type="string">
            <text:p>utility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vn_xts_p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s("package:RavenR") %&gt;%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 text:c="4"/>write.csv(file = "RavenR_functions.csv", quote=FALSE)</text:p>
          </table:table-cell>
          <table:table-cell table:number-columns-repeated="1022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18mm 0.26mm 0.18m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venR_5f_functions" style:display-name="PageStyle_RavenR_fun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bert Chlumsky</dc:creator>
    <meta:creation-date>2021-09-23T18:39:50</meta:creation-date>
    <dc:date>2021-09-23T14:59:13.271000000</dc:date>
    <meta:generator>LibreOffice/6.2.3.2$Windows_X86_64 LibreOffice_project/aecc05fe267cc68dde00352a451aa867b3b546ac</meta:generator>
    <meta:editing-duration>PT1M3S</meta:editing-duration>
    <meta:editing-cycles>2</meta:editing-cycles>
    <meta:document-statistic meta:table-count="1" meta:cell-count="3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